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843cm" fo:min-width="2.509cm"/>
      <style:paragraph-properties style:writing-mode="lr-tb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279cm" draw:marker-end="Rounded_20_short_20_Arrow" draw:marker-end-width="0.229cm" draw:fill="solid" draw:textarea-vertical-align="middle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svg:stroke-width="0.051cm" svg:stroke-color="#000000" draw:marker-start-width="0.279cm" draw:marker-end="Rounded_20_short_20_Arrow" draw:marker-end-width="0.229cm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1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09cm" svg:height="2.093cm" draw:transform="rotate (-0.0099483767363673) translate (0.453cm 0.421cm)">
          <text:p text:style-name="P1"><text:span text:style-name="T1">conet</text:span></text:p>
          <text:p text:style-name="P1"><text:span text:style-name="T2"/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009cm" svg:height="2.093cm" draw:transform="rotate (-0.0099483767363673) translate (0.471cm 3.51cm)">
          <text:p text:style-name="P1"><text:span text:style-name="T1">libcoap</text:span></text:p>
          <text:p text:style-name="P1"><text:span text:style-name="T2">&lt;&lt;wrapper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009cm" svg:height="2.093cm" draw:transform="rotate (-0.0099483767363673) translate (6.287cm 0.665cm)">
          <text:p text:style-name="P1"><text:span text:style-name="T1">gui</text:span></text:p>
          <text:p text:style-name="P1"><text:span text:style-name="T2">&lt;&lt;Dash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3.009cm" svg:height="2.093cm" draw:transform="rotate (-0.0099483767363673) translate (6.101cm 0.421cm)">
          <text:p text:style-name="P1"><text:span text:style-name="T1">gui</text:span></text:p>
          <text:p text:style-name="P1"><text:span text:style-name="T2"/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3.009cm" svg:height="2.093cm" draw:transform="rotate (-0.0099483767363673) translate (6.132cm 3.51cm)">
          <text:p text:style-name="P1"><text:span text:style-name="T1">imgui</text:span></text:p>
          <text:p text:style-name="P2"><text:span text:style-name="T2">&lt;&lt;wrapper&gt;&gt;</text:span></text:p>
          <text:p text:style-name="P1"><text:span text:style-name="T2"/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3" draw:layer="layout" draw:type="line" svg:x1="1.957cm" svg:y1="2.529cm" svg:x2="1.954cm" svg:y2="3.525cm" draw:start-shape="id1" draw:start-glue-point="2" draw:end-shape="id2" draw:end-glue-point="0" svg:d="M1957 2529l-3 996" svg:viewBox="0 0 4 997">
          <text:p/>
        </draw:connector>
        <draw:connector draw:style-name="gr2" draw:text-style-name="P3" draw:layer="layout" draw:type="line" svg:x1="7.605cm" svg:y1="2.529cm" svg:x2="7.615cm" svg:y2="3.525cm" draw:start-shape="id3" draw:start-glue-point="2" draw:end-shape="id4" draw:end-glue-point="0" svg:d="M7605 2529l10 996" svg:viewBox="0 0 11 997">
          <text:p/>
        </draw:connector>
        <draw:connector draw:style-name="gr2" draw:text-style-name="P3" draw:layer="layout" draw:type="line" svg:x1="7.791cm" svg:y1="2.773cm" svg:x2="7.615cm" svg:y2="3.525cm" draw:start-shape="id5" draw:start-glue-point="2" draw:end-shape="id4" draw:end-glue-point="0" svg:d="M7791 2773l-176 752" svg:viewBox="0 0 177 753">
          <text:p/>
        </draw:connector>
        <draw:line draw:style-name="gr3" draw:text-style-name="P4" draw:layer="layout" svg:x1="3.48cm" svg:y1="1.02cm" svg:x2="6.121cm" svg:y2="1.02cm">
          <text:p/>
        </draw:line>
        <draw:line draw:style-name="gr4" draw:text-style-name="P3" draw:layer="layout" svg:x1="6.07cm" svg:y1="1.986cm" svg:x2="3.48cm" svg:y2="1.986cm">
          <text:p/>
        </draw:line>
        <draw:frame draw:style-name="gr5" draw:text-style-name="P6" draw:layer="layout" svg:width="2.267cm" svg:height="0.806cm" svg:x="3.751cm" svg:y="0.355cm">
          <draw:text-box>
            <text:p text:style-name="P5"><text:span text:style-name="T3">netchan</text:span></text:p>
          </draw:text-box>
        </draw:frame>
        <draw:frame draw:style-name="gr6" draw:text-style-name="P6" draw:layer="layout" svg:width="2.217cm" svg:height="0.806cm" svg:x="3.76cm" svg:y="1.92cm">
          <draw:text-box>
            <text:p text:style-name="P5"><text:span text:style-name="T3">ctxch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9.652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1:07:26.472988078</meta:creation-date>
    <dc:date>2020-12-02T22:12:16.737445134</dc:date>
    <meta:editing-duration>PT39M</meta:editing-duration>
    <meta:editing-cycles>4</meta:editing-cycles>
    <meta:generator>LibreOffice/6.4.6.2$Linux_X86_64 LibreOffice_project/40$Build-2</meta:generator>
    <meta:document-statistic meta:object-count="12"/>
  </office:meta>
</office:document-meta>
</file>